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55cm" svg:height="1.27cm" svg:x="1.34cm" svg:y="6.35cm">
          <text:p text:style-name="P1"><text:span text:style-name="T1">moveit_commander</text:span></text:p>
          <text:p text:style-name="P1"><text:span text:style-name="T2">Command-line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8.315cm" svg:height="1.941cm" svg:x="0.735cm" svg:y="0.725cm">
          <draw:text-box>
            <text:p><text:span text:style-name="T3">MoveIt – A Planning Framework</text:span></text:p>
            <text:p><text:span text:style-name="T4">Library-Centric Pipeline Overview</text:span></text:p>
          </draw:text-box>
        </draw:frame>
        <draw:custom-shape draw:style-name="gr3" draw:text-style-name="P2" xml:id="id1" draw:id="id1" draw:layer="layout" svg:width="3.284cm" svg:height="1.117cm" svg:x="7.475cm" svg:y="3.81cm">
          <text:p text:style-name="P1"><text:span text:style-name="T5">Us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out" svg:width="3.284cm" svg:height="1.117cm" svg:x="2.773cm" svg:y="33.55cm">
          <text:p text:style-name="P1"><text:span text:style-name="T5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175cm" svg:height="1.045cm" svg:x="24.13cm" svg:y="0.635cm">
          <draw:text-box>
            <text:p text:style-name="P4"><text:span text:style-name="T6">20 Nov 2012</text:span></text:p>
          </draw:text-box>
        </draw:frame>
        <draw:custom-shape draw:style-name="gr1" draw:text-style-name="P2" xml:id="id3" draw:id="id3" draw:layer="layout" svg:width="5.29cm" svg:height="1.27cm" svg:x="6.475cm" svg:y="6.35cm">
          <text:p text:style-name="P1"><text:span text:style-name="T1">rviz plugin</text:span></text:p>
          <text:p text:style-name="P1"><text:span text:style-name="T2">Interactive marker rviz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655cm" svg:height="1.27cm" svg:x="12.3cm" svg:y="6.35cm">
          <text:p text:style-name="P1"><text:span text:style-name="T1">raw action</text:span></text:p>
          <text:p text:style-name="P1"><text:span text:style-name="T2">Manually sent ROS Ac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655cm" svg:height="1.27cm" svg:x="1.34cm" svg:y="8.89cm">
          <text:p text:style-name="P1"><text:span text:style-name="T1">move_group_interface</text:span></text:p>
          <text:p text:style-name="P1"><text:span text:style-name="T2">Python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9.117cm" svg:y1="4.927cm" svg:x2="3.667cm" svg:y2="6.35cm" draw:start-shape="id1" draw:start-glue-point="2" draw:end-shape="id2" draw:end-glue-point="0" svg:d="m9117 4927v501l-5450 421v501" svg:viewBox="0 0 5451 1424">
          <text:p/>
        </draw:connector>
        <draw:connector draw:style-name="gr4" draw:text-style-name="P1" draw:layer="layout" draw:type="lines" svg:x1="9.117cm" svg:y1="4.927cm" svg:x2="9.12cm" svg:y2="6.35cm" draw:start-shape="id1" draw:start-glue-point="2" draw:end-shape="id3" svg:d="m9117 4927v501l3 421v501" svg:viewBox="0 0 4 1424">
          <text:p/>
        </draw:connector>
        <draw:connector draw:style-name="gr4" draw:text-style-name="P1" draw:layer="layout" draw:type="lines" svg:x1="9.117cm" svg:y1="4.927cm" svg:x2="14.627cm" svg:y2="6.35cm" draw:start-shape="id1" draw:start-glue-point="2" draw:end-shape="id4" draw:end-glue-point="0" svg:d="m9117 4927v501l5510 421v501" svg:viewBox="0 0 5511 1424">
          <text:p/>
        </draw:connector>
        <draw:connector draw:style-name="gr4" draw:text-style-name="P1" draw:layer="layout" draw:type="lines" svg:x1="3.667cm" svg:y1="7.62cm" svg:x2="3.667cm" svg:y2="8.89cm" draw:start-shape="id2" draw:start-glue-point="2" draw:end-shape="id5" draw:end-glue-point="0" svg:d="m3667 7620v502 267 501" svg:viewBox="0 0 1 1271">
          <text:p/>
        </draw:connector>
        <draw:custom-shape draw:style-name="gr1" draw:text-style-name="P2" xml:id="id6" draw:id="id6" draw:layer="layout" svg:width="5.935cm" svg:height="1.74cm" svg:x="1.448cm" svg:y="13.347cm">
          <text:p text:style-name="P1"><text:span text:style-name="T1">move_group</text:span></text:p>
          <text:p text:style-name="P1"><text:span text:style-name="T2">Action interface for motion plan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3.667cm" svg:y1="10.16cm" svg:x2="4.415cm" svg:y2="13.347cm" draw:start-shape="id5" draw:start-glue-point="2" draw:end-shape="id6" draw:end-glue-point="0" svg:d="m3667 10160v502l748 2184v501" svg:viewBox="0 0 749 3188">
          <text:p/>
        </draw:connector>
        <draw:connector draw:style-name="gr4" draw:text-style-name="P1" draw:layer="layout" draw:type="lines" svg:x1="9.12cm" svg:y1="7.62cm" svg:x2="4.415cm" svg:y2="13.347cm" draw:start-shape="id3" draw:start-glue-point="2" draw:end-shape="id6" draw:end-glue-point="0" svg:d="m9120 7620v502l-4705 4724v501" svg:viewBox="0 0 4706 5728">
          <text:p/>
        </draw:connector>
        <draw:connector draw:style-name="gr4" draw:text-style-name="P1" draw:layer="layout" draw:type="lines" svg:x1="14.627cm" svg:y1="7.62cm" svg:x2="4.415cm" svg:y2="13.347cm" draw:start-shape="id4" draw:start-glue-point="2" draw:end-shape="id6" draw:end-glue-point="0" svg:d="m14627 7620v502l-10212 4724v501" svg:viewBox="0 0 10213 5728">
          <text:p/>
        </draw:connector>
        <draw:custom-shape draw:style-name="gr5" draw:text-style-name="P2" xml:id="id19" draw:id="id19" draw:layer="layout" svg:width="6.3cm" svg:height="1.905cm" svg:x="16.73cm" svg:y="15.24cm">
          <text:p text:style-name="P1"><text:span text:style-name="T1">planning_request_adapter</text:span></text:p>
          <text:p text:style-name="P1"><text:span text:style-name="T2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655cm" svg:height="1.905cm" svg:x="17.553cm" svg:y="18.415cm">
          <text:p text:style-name="P1"><text:span text:style-name="T1">planning_interface</text:span></text:p>
          <text:p text:style-name="P1"><text:span text:style-name="T2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6" draw:id="id16" draw:layer="layout" svg:width="3.81cm" svg:height="1.117cm" svg:x="18.589cm" svg:y="27.505cm">
          <text:p text:style-name="P1"><text:span text:style-name="T7">ompl </text:span></text:p>
          <text:p text:style-name="P1"><text:span text:style-name="T8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4.655cm" svg:height="1.905cm" svg:x="7.033cm" svg:y="22.06cm">
          <text:p text:style-name="P1"><text:span text:style-name="T9">collision_detection</text:span></text:p>
          <text:p text:style-name="P1"><text:span text:style-name="T10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1.16cm" svg:y1="19.85cm" svg:x2="9.36cm" svg:y2="22.06cm" draw:start-shape="id7" draw:start-glue-point="2" draw:end-shape="id8" svg:d="m11160 19850v501l-1800 1207v502" svg:viewBox="0 0 1801 2211">
          <text:p/>
        </draw:connector>
        <draw:custom-shape draw:style-name="gr6" draw:text-style-name="P5" xml:id="id20" draw:id="id20" draw:layer="layout" svg:width="3.8cm" svg:height="1.117cm" svg:x="5.2cm" svg:y="27.505cm">
          <text:p text:style-name="P1"><text:span text:style-name="T7">fcl</text:span></text:p>
          <text:p text:style-name="P1"><text:span text:style-name="T8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5" draw:id="id15" draw:layer="layout" svg:width="4.428cm" svg:height="1.27cm" svg:x="18.28cm" svg:y="24.065cm">
          <text:p text:style-name="P1"><text:span text:style-name="T1">ompl_interface</text:span></text:p>
          <text:p text:style-name="P1"><text:span text:style-name="T2">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9.88cm" svg:y1="20.32cm" svg:x2="20.494cm" svg:y2="22.025cm" draw:start-shape="id9" draw:start-glue-point="2" draw:end-shape="id10" draw:end-glue-point="0" svg:d="m19880 20320v501l614 703v501" svg:viewBox="0 0 615 1706">
          <text:p/>
        </draw:connector>
        <draw:custom-shape draw:style-name="gr7" draw:text-style-name="P1" draw:layer="layout" svg:width="16.575cm" svg:height="3.175cm" svg:x="1.841cm" svg:y="39.07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984cm" svg:height="1.045cm" svg:x="1.177cm" svg:y="37.905cm">
          <draw:text-box>
            <text:p><text:span text:style-name="T11">Legend</text:span></text:p>
          </draw:text-box>
        </draw:frame>
        <draw:custom-shape draw:style-name="gr5" draw:text-style-name="P2" draw:layer="layout" svg:width="3.42cm" svg:height="1.07cm" svg:x="2.296cm" svg:y="39.371cm">
          <text:p text:style-name="P1"><text:span text:style-name="T1">moveit </text:span></text:p>
          <text:p text:style-name="P1"><text:span text:style-name="T1">Package (core)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42cm" svg:height="1.117cm" svg:x="6.741cm" svg:y="39.424cm">
          <text:p text:style-name="P1"><text:span text:style-name="T7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2cm" svg:height="1.07cm" svg:x="2.295cm" svg:y="40.77cm">
          <text:p text:style-name="P1"><text:span text:style-name="T1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465cm" svg:height="1.27cm" svg:x="13.6cm" svg:y="22.025cm">
          <text:p text:style-name="P1"><text:span text:style-name="T1">chomp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9.88cm" svg:y1="20.32cm" svg:x2="15.832cm" svg:y2="22.025cm" draw:start-shape="id9" draw:start-glue-point="2" draw:end-shape="id11" draw:end-glue-point="0" svg:d="m19880 20320v501l-4048 703v501" svg:viewBox="0 0 4049 1706">
          <text:p/>
        </draw:connector>
        <draw:custom-shape draw:style-name="gr6" draw:text-style-name="P5" xml:id="id12" draw:id="id12" draw:layer="layout" svg:width="3.81cm" svg:height="1.117cm" svg:x="13.927cm" svg:y="27.505cm">
          <text:p text:style-name="P1"><text:span text:style-name="T7">chomp</text:span></text:p>
          <text:p text:style-name="P1"><text:span text:style-name="T8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5.832cm" svg:y1="23.295cm" svg:x2="15.832cm" svg:y2="27.505cm" draw:start-shape="id11" draw:end-shape="id12" draw:end-glue-point="0" svg:d="m15832 23295v502 3206 502" svg:viewBox="0 0 1 4211">
          <text:p/>
        </draw:connector>
        <draw:custom-shape draw:style-name="gr1" draw:text-style-name="P2" xml:id="id13" draw:id="id13" draw:layer="layout" svg:width="6.35cm" svg:height="1.27cm" svg:x="1.24cm" svg:y="30.875cm">
          <text:p text:style-name="P1"><text:span text:style-name="T1">trajectory_execution_manager</text:span></text:p>
          <text:p text:style-name="P1"><text:span text:style-name="T2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4.415cm" svg:y1="32.145cm" svg:x2="4.415cm" svg:y2="33.55cm" draw:start-shape="id13" draw:start-glue-point="2" draw:end-shape="id14" draw:end-glue-point="0" svg:d="m4415 32145v502 401 502" svg:viewBox="0 0 1 1406">
          <text:p/>
        </draw:connector>
        <draw:custom-shape draw:style-name="gr1" draw:text-style-name="P2" xml:id="id10" draw:id="id10" draw:layer="layout" svg:width="4.428cm" svg:height="1.27cm" svg:x="18.28cm" svg:y="22.025cm">
          <text:p text:style-name="P1"><text:span text:style-name="T1">ompl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20.494cm" svg:y1="24.065cm" svg:x2="20.494cm" svg:y2="23.295cm" draw:start-shape="id15" draw:start-glue-point="0" draw:end-shape="id10" draw:end-glue-point="2" svg:d="m20494 24065v-501 233-502" svg:viewBox="0 0 1 771">
          <text:p/>
        </draw:connector>
        <draw:connector draw:style-name="gr4" draw:text-style-name="P1" draw:layer="layout" draw:type="lines" svg:x1="20.494cm" svg:y1="25.335cm" svg:x2="20.494cm" svg:y2="27.505cm" draw:start-shape="id15" draw:start-glue-point="2" draw:end-shape="id16" svg:d="m20494 25335v502 1166 502" svg:viewBox="0 0 1 2171">
          <text:p/>
        </draw:connector>
        <draw:connector draw:style-name="gr4" draw:text-style-name="P1" draw:layer="layout" draw:type="lines" svg:x1="4.415cm" svg:y1="15.087cm" svg:x2="4.445cm" svg:y2="16.61cm" draw:start-shape="id6" draw:end-shape="id17" draw:end-glue-point="0" svg:d="m4415 15087v502l30 519v502" svg:viewBox="0 0 31 1524">
          <text:p/>
        </draw:connector>
        <draw:custom-shape draw:style-name="gr5" draw:text-style-name="P2" xml:id="id18" draw:id="id18" draw:layer="layout" svg:width="4.655cm" svg:height="1.905cm" svg:x="11.355cm" svg:y="12.115cm">
          <text:p text:style-name="P1"><text:span text:style-name="T1">planning_scene</text:span></text:p>
          <text:p text:style-name="P1"><text:span text:style-name="T2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1.355cm" svg:y1="13.067cm" svg:x2="7.383cm" svg:y2="14.217cm" draw:start-shape="id18" draw:end-shape="id6" draw:end-glue-point="1" svg:d="m11355 13067h-502l-2969 1150h-501" svg:viewBox="0 0 3973 1151">
          <text:p/>
        </draw:connector>
        <draw:custom-shape draw:style-name="gr1" draw:text-style-name="P2" xml:id="id7" draw:id="id7" draw:layer="layout" svg:width="5.08cm" svg:height="3.175cm" svg:x="8.62cm" svg:y="16.675cm">
          <text:p text:style-name="P1"><text:span text:style-name="T1">planning_pipeline</text:span></text:p>
          <text:p text:style-name="P1"><text:span text:style-name="T2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7.553cm" svg:y1="19.367cm" svg:x2="13.7cm" svg:y2="18.262cm" draw:start-shape="id9" draw:start-glue-point="3" draw:end-shape="id7" draw:end-glue-point="1" svg:d="m17553 19367h-502l-2849-1105h-502" svg:viewBox="0 0 3854 1106">
          <text:p/>
        </draw:connector>
        <draw:connector draw:style-name="gr4" draw:text-style-name="P1" draw:layer="layout" draw:type="lines" svg:x1="16.73cm" svg:y1="16.192cm" svg:x2="13.7cm" svg:y2="18.262cm" draw:start-shape="id19" draw:start-glue-point="3" draw:end-shape="id7" draw:end-glue-point="1" svg:d="m16730 16192h-501l-2027 2070h-502" svg:viewBox="0 0 3031 2071">
          <text:p/>
        </draw:connector>
        <draw:connector draw:style-name="gr4" draw:text-style-name="P1" draw:layer="layout" draw:type="lines" svg:x1="19.88cm" svg:y1="17.145cm" svg:x2="19.88cm" svg:y2="18.415cm" draw:start-shape="id19" draw:start-glue-point="2" draw:end-shape="id9" draw:end-glue-point="0" svg:d="m19880 17145v501 267 502" svg:viewBox="0 0 1 1271">
          <text:p/>
        </draw:connector>
        <draw:connector draw:style-name="gr4" draw:text-style-name="P1" draw:layer="layout" draw:type="line" svg:x1="9.36cm" svg:y1="23.965cm" svg:x2="7.1cm" svg:y2="27.505cm" draw:start-shape="id8" draw:start-glue-point="2" draw:end-shape="id20" draw:end-glue-point="0" svg:d="m9360 23965-2260 3540" svg:viewBox="0 0 2261 3541">
          <text:p/>
        </draw:connector>
        <draw:custom-shape draw:style-name="gr6" draw:text-style-name="P5" xml:id="id21" draw:id="id21" draw:layer="layout" svg:width="3.285cm" svg:height="1.117cm" svg:x="12.065cm" svg:y="9.925cm">
          <text:p text:style-name="P1"><text:span text:style-name="T7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707cm" svg:y1="11.042cm" svg:x2="13.682cm" svg:y2="12.115cm" draw:start-shape="id21" draw:end-shape="id18" draw:end-glue-point="0" svg:d="m13707 11042v501l-25 70v502" svg:viewBox="0 0 26 1074">
          <text:p/>
        </draw:connector>
        <draw:custom-shape draw:style-name="gr6" draw:text-style-name="P5" xml:id="id24" draw:id="id24" draw:layer="layout" svg:width="3.81cm" svg:height="1.117cm" svg:x="23.109cm" svg:y="27.505cm">
          <text:p text:style-name="P1"><text:span text:style-name="T7">sbpl </text:span></text:p>
          <text:p text:style-name="P1"><text:span text:style-name="T8">Sampling 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4.309cm" svg:height="1.27cm" svg:x="22.86cm" svg:y="25.564cm">
          <text:p text:style-name="P1"><text:span text:style-name="T1">sbpl_interface</text:span></text:p>
          <text:p text:style-name="P1"><text:span text:style-name="T2">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4.309cm" svg:height="1.27cm" svg:x="22.86cm" svg:y="22.024cm">
          <text:p text:style-name="P1"><text:span text:style-name="T1">sbpl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25.014cm" svg:y1="25.564cm" svg:x2="25.014cm" svg:y2="23.294cm" draw:start-shape="id22" draw:start-glue-point="0" draw:end-shape="id23" draw:end-glue-point="2" svg:d="m25014 25564v-501-1267-502" svg:viewBox="0 0 1 2271">
          <text:p/>
        </draw:connector>
        <draw:connector draw:style-name="gr4" draw:text-style-name="P1" draw:layer="layout" draw:type="lines" svg:x1="25.014cm" svg:y1="26.834cm" svg:x2="25.014cm" svg:y2="27.505cm" draw:start-shape="id22" draw:start-glue-point="2" draw:end-shape="id24" svg:d="m25014 26834v502-333 502" svg:viewBox="0 0 1 672">
          <text:p/>
        </draw:connector>
        <draw:connector draw:style-name="gr4" draw:text-style-name="P1" draw:layer="layout" draw:type="lines" svg:x1="19.88cm" svg:y1="20.32cm" svg:x2="25.014cm" svg:y2="22.024cm" draw:start-shape="id9" draw:start-glue-point="2" draw:end-shape="id23" draw:end-glue-point="0" svg:d="m19880 20320v501l5134 702v501" svg:viewBox="0 0 5135 1705">
          <text:p/>
        </draw:connector>
        <draw:custom-shape draw:style-name="gr6" draw:text-style-name="P5" xml:id="id25" draw:id="id25" draw:layer="layout" svg:width="3.8cm" svg:height="1.117cm" svg:x="9.435cm" svg:y="27.505cm">
          <text:p text:style-name="P1"><text:span text:style-name="T7">pcd</text:span></text:p>
          <text:p text:style-name="P1"><text:span text:style-name="T8">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9.36cm" svg:y1="23.965cm" svg:x2="11.335cm" svg:y2="27.505cm" draw:start-shape="id8" draw:start-glue-point="2" draw:end-shape="id25" draw:end-glue-point="0" svg:d="m9360 23965 1975 3540" svg:viewBox="0 0 1976 3541">
          <text:p/>
        </draw:connector>
        <draw:connector draw:style-name="gr8" draw:text-style-name="P1" draw:layer="layout" draw:line-skew="-4.574cm" svg:x1="22.86cm" svg:y1="26.199cm" svg:x2="11.688cm" svg:y2="23.012cm" draw:start-shape="id22" draw:start-glue-point="3" draw:end-shape="id8" draw:end-glue-point="1" svg:d="m22860 26199h-10160v-3187h-1012" svg:viewBox="0 0 11173 3188">
          <text:p/>
        </draw:connector>
        <draw:connector draw:style-name="gr8" draw:text-style-name="P1" draw:layer="layout" draw:line-skew="-2.284cm" svg:x1="18.28cm" svg:y1="24.7cm" svg:x2="11.688cm" svg:y2="23.012cm" draw:start-shape="id15" draw:end-shape="id8" draw:end-glue-point="1" svg:d="m18280 24700h-5580v-1688h-1012" svg:viewBox="0 0 6593 1689">
          <text:p/>
        </draw:connector>
        <draw:connector draw:style-name="gr8" draw:text-style-name="P1" draw:layer="layout" draw:line-skew="0.056cm" svg:x1="13.6cm" svg:y1="22.66cm" svg:x2="11.688cm" svg:y2="23.012cm" draw:start-shape="id11" draw:start-glue-point="3" draw:end-shape="id8" draw:end-glue-point="1" svg:d="m13600 22660h-900v352h-1012" svg:viewBox="0 0 1913 353">
          <text:p/>
        </draw:connector>
        <draw:custom-shape draw:style-name="gr5" draw:text-style-name="P2" xml:id="id27" draw:id="id27" draw:layer="layout" svg:width="5.08cm" svg:height="1.905cm" svg:x="17.28cm" svg:y="12.115cm">
          <text:p text:style-name="P1"><text:span text:style-name="T1">planning_scene_monitor</text:span></text:p>
          <text:p text:style-name="P1"><text:span text:style-name="T2">Reads in sensor and geometric data and updates planning 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6" draw:id="id26" draw:layer="layout" svg:width="3.285cm" svg:height="1.117cm" svg:x="23.495cm" svg:y="12.509cm">
          <text:p text:style-name="P1"><text:span text:style-name="T7">Sensor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95cm" svg:y1="13.067cm" svg:x2="22.36cm" svg:y2="13.067cm" draw:start-shape="id26" draw:start-glue-point="3" draw:end-shape="id27" svg:d="m23495 13067h-1135" svg:viewBox="0 0 1136 1">
          <text:p/>
        </draw:connector>
        <draw:connector draw:style-name="gr4" draw:text-style-name="P1" draw:layer="layout" draw:type="lines" svg:x1="17.28cm" svg:y1="13.067cm" svg:x2="16.01cm" svg:y2="13.067cm" draw:start-shape="id27" draw:start-glue-point="3" draw:end-shape="id18" draw:end-glue-point="1" svg:d="m17280 13067h-501-268-501" svg:viewBox="0 0 1271 1">
          <text:p/>
        </draw:connector>
        <draw:custom-shape draw:style-name="gr1" draw:text-style-name="P2" xml:id="id17" draw:id="id17" draw:layer="layout" svg:width="5.08cm" svg:height="3.175cm" svg:x="1.905cm" svg:y="16.61cm">
          <text:p text:style-name="P1"><text:span text:style-name="T1">plan_execution</text:span></text:p>
          <text:p text:style-name="P1"><text:span text:style-name="T2">Compute and execute plans;</text:span></text:p>
          <text:p text:style-name="P1"><text:span text:style-name="T2">Optionally monitor plan execution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6.985cm" svg:y1="18.197cm" svg:x2="8.62cm" svg:y2="18.262cm" draw:start-shape="id17" draw:end-shape="id7" draw:end-glue-point="3" svg:d="m6985 18197h502l632 65h501" svg:viewBox="0 0 1636 66">
          <text:p/>
        </draw:connector>
        <draw:connector draw:style-name="gr4" draw:text-style-name="P1" draw:layer="layout" draw:type="lines" svg:x1="4.445cm" svg:y1="19.785cm" svg:x2="4.415cm" svg:y2="30.875cm" draw:start-shape="id17" draw:start-glue-point="2" draw:end-shape="id13" draw:end-glue-point="0" svg:d="m4445 19785v501l-30 10088v501" svg:viewBox="0 0 31 110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03-24T23:26:11</dc:date>
    <dc:creator>David Coleman</dc:creator>
    <meta:editing-duration>P1DT12H55M12S</meta:editing-duration>
    <meta:editing-cycles>35</meta:editing-cycles>
    <meta:generator>LibreOffice/3.5$Linux_X86_64 LibreOffice_project/350m1$Build-2</meta:generator>
    <meta:printed-by>David Coleman</meta:printed-by>
    <meta:print-date>2013-03-24T23:21:19</meta:print-date>
    <meta:document-statistic meta:object-count="66"/>
  </office:meta>
</office:document-meta>
</file>